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ArialMT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 style:list-style-name="">
      <style:paragraph-properties style:text-autospace="none"/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ffff00"/>
    </style:style>
    <style:style style:name="T6" style:family="text">
      <style:text-properties style:use-window-font-color="true" style:font-name="ArialMT" fo:font-size="13pt" style:font-name-asian="ArialMT" style:font-size-asian="13pt" style:font-name-complex="ArialM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rails and ISIS Introduction</text:span></text:p>
      <text:p text:style-name="Standard"><text:span text:style-name="T2"/></text:p>
      <text:p text:style-name="P1"><text:span text:style-name="T1">Introduction to Grails (30-40 minutes) - Chris</text:span></text:p>
      <text:p text:style-name="P2">- Quick intro</text:p>
      <text:p text:style-name="P2">- Command line </text:p>
      <text:p text:style-name="P2">- Creating an IntelliJ project</text:p>
      <text:p text:style-name="P2">- Configuration </text:p>
      <text:p text:style-name="P2">- GORM </text:p>
      <text:p text:style-name="P2">- Scaffolding </text:p>
      <text:p text:style-name="P2">- Controllers </text:p>
      <text:p text:style-name="P2">- Views </text:p>
      <text:p text:style-name="P2">- Service Layer</text:p>
      <text:p text:style-name="P2">- Plugins </text:p>
      <text:p text:style-name="P2">- Testing</text:p>
      <text:p text:style-name="P2"/>
      <text:p text:style-name="P3">ISIS Introduction (20-30 minutes) - Cam</text:p>
      <text:p text:style-name="P2">- GORM for RI</text:p>
      <text:p text:style-name="P2">- Strategy when out of domain layer, using maps for easy conversion to JSON</text:p>
      <text:p text:style-name="P2">- ExtJS - render in 1 step, callbacks for data (controller methods)</text:p>
      <text:p text:style-name="P2">- APIs - controllers/service model</text:p>
      <text:p text:style-name="P2"><text:tab/>- how data is updated/reflected in RI client and data model</text:p>
      <text:p text:style-name="P2">- Integration Tests (populating a dataset) vs. Unit Tests</text:p>
      <text:p text:style-name="P2">- SASS - CSS (if time permits)</text:p>
      <text:p text:style-name="P2"/>
      <text:p text:style-name="P5"><text:span text:style-name="T6">Q&amp;A (30 minutes)</text:span></text:p>
      <text:p text:style-name="P6"><text:span text:style-name="T2">Grails Introduction – Tech Lunch</text:span><text:line-break/><text:line-break/><text:span text:style-name="T1">1. Intro &amp; History</text:span><text:line-break/>- Convention over Configuration, hides most configuration details from the developer with ability to override if needed (no XML)<text:line-break/>- High productivity<text:line-break/>- Built on top of Spring, and Hibernate for ORM (also NoSQL plugins without Hibernate)<text:line-break/>- Built on Groovy<text:line-break/>- Previously known as Groovy on Rails, name was dropped after request from Ruby on Rails founder<text:line-break/>- Was started in 2005, first release in 2006, v1 was in 2008<text:line-break/>- Acquired by SpringSource in 2008<text:line-break/><text:line-break/>- Grails features dynamic methods on several classes through mixins. A mixin is a method which is added to a class dynamically as if the functionality was compiled in the program.<text:line-break/>- Decent IDE Support: Intellij: very good support, Eclipse: should be good with STS, Netbeans<text:line-break/>- Decent documentation: http://grails.org/doc/latest/guide/<text:line-break/><text:line-break/><text:span text:style-name="T1">2. Command line</text:span><text:line-break/><text:span text:style-name="T5">*</text:span>- <text:span text:style-name="T3">grails create-app beers</text:span><text:line-break/>- common commands:<text:line-break/><text:tab/>- help &lt;command&gt;<text:line-break/><text:tab/>- create-* (app, controller, domain-class, service, etc.)<text:line-break/><text:tab/>- clean<text:line-break/><text:tab/>- install-plugin<text:line-break/><text:tab/>- run-app<text:line-break/><text:tab/>- test-app<text:line-break/><text:tab/>- upgrade<text:line-break/><text:tab/>- war<text:line-break/><text:tab/><text:line-break/><text:span text:style-name="T1">3. Intellij Project</text:span><text:line-break/><text:span text:style-name="T5">*</text:span>- setup project based on existing sources<text:line-break/>- directory structure:<text:line-break/><text:tab/>- grails-app: Grails specific code<text:line-break/><text:tab/><text:tab/>- conf: configuration groovy scripts<text:line-break/><text:tab/><text:tab/>- controllers<text:line-break/><text:tab/><text:tab/>- domain: GORM <text:line-break/><text:tab/><text:tab/>- i18n: internatalization, message bundles<text:line-break/><text:tab/><text:tab/>- services<text:line-break/><text:tab/><text:tab/>- taglib<text:line-break/><text:tab/><text:tab/>- utils: Codecs only<text:line-break/><text:tab/><text:tab/>- views: GSP<text:line-break/><text:tab/>- lib: libraries referenced, but best to use the dependency management<text:line-break/><text:tab/>- scripts: custom command line scripts, custom build scripts using gant<text:line-break/><text:tab/>- src: non-grails specific code - including an java if required<text:line-break/><text:tab/>- test: unit and integration tests<text:line-break/><text:tab/>- web-app: standard Java web application directory structure<text:line-break/><text:line-break/><text:span text:style-name="T1">4. Configuration</text:span><text:line-break/>- Quick overview<text:line-break/><text:tab/>- resources.groovy: Spring bean config<text:line-break/><text:tab/>- Bootstrap.groovy: app startup/shutdown code<text:line-break/><text:tab/>- BuildConfig.groovy: dependency management, etc. (show how to add new library dependency)<text:line-break/><text:soft-page-break/><text:tab/>- Config.groovy: general config for grails, plugins<text:line-break/><text:tab/>- DataSource.groovy: DB setup<text:line-break/><text:tab/>- UrlMappings: map URLs to contorllers/views<text:line-break/><text:span text:style-name="T5">*</text:span>- add log to bootstrap: <text:span text:style-name="T3">log.info('startin the beers')</text:span><text:line-break/><text:span text:style-name="T5">*</text:span>- configure logs in config.groovy: <text:span text:style-name="T3">info 'grails.app'</text:span><text:line-break/><text:span text:style-name="T5">*</text:span>- startup grails app<text:line-break/><text:line-break/><text:span text:style-name="T1">5. GORM</text:span><text:line-break/>- Grails wraps Hibernate with default configuration for hibernate domain objects<text:line-break/>- Can do pretty much anything that hibernate supports, some specialized features are tougher<text:line-break/>- Fallback is to do classic hibernate mappings <text:line-break/><text:span text:style-name="T5">*</text:span>- create a BeerCompany domain class with following components:<text:line-break/><text:tab/>- <text:span text:style-name="T3">String name, Long hops, Integer rating</text:span><text:line-break/><text:tab/>- <text:span text:style-name="T3">static hasMany = [ beers : Beer ]</text:span><text:line-break/> <text:s text:c="3"/><text:tab/>- <text:span text:style-name="T3">static constraints = {<text:line-break/> <text:s text:c="7"/>name(size:1..30, blank:false, unique:true)<text:line-break/> <text:s text:c="7"/>rating(range: 1..5, nullable: true)<text:line-break/> <text:s text:c="7"/>hops(nullable: true)<text:line-break/> <text:s text:c="3"/>}</text:span><text:line-break/><text:span text:style-name="T5">*</text:span>- create a Beer domain class with following components:<text:line-break/><text:tab/>- <text:span text:style-name="T3">String name, Float alcoholVolume, String description</text:span><text:line-break/><text:tab/>- <text:span text:style-name="T3">static belongsTo = [ company : BeerCompany ]</text:span><text:line-break/><text:tab/>- <text:span text:style-name="T3">static mapping = { <text:line-break/> <text:s text:c="7"/>sort "name"<text:line-break/> <text:s text:c="7"/>description column: 'desc'<text:line-break/><text:tab/>}<text:line-break/><text:tab/>- static constraints = { <text:line-break/><text:tab/><text:tab/>name(size:1..30, blank:false, unique:true) <text:line-break/><text:tab/><text:tab/>description(nullable: true)<text:line-break/><text:tab/>}</text:span><text:line-break/>- 'id' field is created automatically with a sequence<text:line-break/>- defaults to notNull for all fields<text:line-break/>- creates a version column by default for locking<text:line-break/>- Querying data can be done a few ways: dynamic, criteria, and HQL<text:line-break/><text:span text:style-name="T5">*</text:span>- setup some data in bootstrap:<text:line-break/> <text:span text:style-name="T3"><text:s text:c="7"/>if(!BeerCompany.list()) {<text:line-break/> <text:s text:c="11"/>BeerCompany phillips = new BeerCompany(name: 'Phillips', hops: 800000)<text:line-break/> <text:s text:c="11"/>phillips.save()<text:line-break/> <text:s text:c="11"/>log.info("BeerCompany created: ${phillips.id}")<text:line-break/><text:line-break/> <text:s text:c="11"/>BeerCompany lighthouse = new BeerCompany(name: 'Lighthouse', hops: 500000)<text:line-break/> <text:s text:c="11"/>lighthouse.save()<text:line-break/> <text:s text:c="11"/>log.info("BeerCompany created: ${lighthouse.id}")<text:line-break/><text:line-break/> <text:s text:c="11"/>def beers = [<text:line-break/> <text:s text:c="15"/>new Beer(name: 'Blue Buck', alcoholVolume: 5.0, description: 'good', company: phillips),<text:line-break/> <text:s text:c="15"/>new Beer(name: 'Hop Circle IPA', alcoholVolume: 6.5, description: 'hoppy', company: phillips),<text:line-break/> <text:s text:c="15"/>new Beer(name: 'Beacon IPA', alcoholVolume: 6.0, description: 'hoppy', company: lighthouse)<text:line-break/> <text:s text:c="11"/>]<text:line-break/><text:line-break/> <text:s text:c="11"/>beers.each {<text:line-break/> <text:s text:c="15"/>it.save()<text:line-break/> <text:s text:c="15"/>if(it.hasErrors()) {<text:line-break/> <text:s text:c="19"/>log.error(it.errors.allErrors*.toString())<text:line-break/></text:span><text:span text:style-name="T3"> <text:s text:c="15"/>}<text:line-break/></text:span><text:soft-page-break/><text:span text:style-name="T3"> <text:s text:c="15"/>log.info("${it.id}, ${it.name}, ${it.company.name}")<text:line-break/> <text:s text:c="11"/>}<text:line-break/><text:line-break/> <text:s text:c="11"/>// id lookup<text:line-break/> <text:s text:c="11"/>BeerCompany justAdded = BeerCompany.get(phillips.id)<text:line-break/> <text:s text:c="11"/>log.info("BeerCompany lookup of ${phillips.id}: ${justAdded.name}")<text:line-break/><text:line-break/> <text:s text:c="11"/>// dynamic criteria<text:line-break/> <text:s text:c="11"/>beers = Beer.findAllByCompany(justAdded)<text:line-break/> <text:s text:c="11"/>log.info("Beers found: ${beers*.name}")<text:line-break/><text:line-break/> <text:s text:c="11"/>beers = Beer.findAllByAlcoholVolumeGreaterThan(5.1f)<text:line-break/> <text:s text:c="11"/>log.info("Beers found: ${beers*.name}")<text:line-break/><text:line-break/> <text:s text:c="11"/>// criteria based<text:line-break/> <text:s text:c="11"/>beers = Beer.withCriteria {<text:line-break/> <text:s text:c="15"/>between('alcoholVolume', 6.0f, 6.5f)<text:line-break/> <text:s text:c="15"/>eq('description', 'hoppy')<text:line-break/> <text:s text:c="15"/>order("name", "asc")<text:line-break/> <text:s text:c="11"/>}<text:line-break/> <text:s text:c="11"/>log.info("Beers found: ${beers*.name}")<text:line-break/> <text:s text:c="7"/>}</text:span><text:line-break/><text:line-break/><text:span text:style-name="T1">6. Controllers/Scaffolding</text:span><text:line-break/>- Controllers handle requests, prepares response, and can delegate to a view<text:line-break/>- control application flow<text:line-break/><text:span text:style-name="T5">*</text:span>- Create controller: <text:span text:style-name="T3">beerapp.BeerController</text:span><text:line-break/><text:span text:style-name="T5">*</text:span>- remove index closure, and add scaffold: <text:span text:style-name="T3">static scaffold = Beer</text:span><text:line-break/><text:span text:style-name="T5">*</text:span>- launch app<text:line-break/><text:span text:style-name="T5">*</text:span>- Goto beer controller, add beer, with no name and incorrect number<text:line-break/><text:span text:style-name="T5">*</text:span>- add beer: slipstream, 5.0<text:line-break/><text:span text:style-name="T5">*</text:span>- Create controller: <text:span text:style-name="T3">beerapp.BeerCompanyController</text:span><text:line-break/><text:span text:style-name="T5">*</text:span>- Generate a view for BeerCompanyController (via the button in the controller editor view)<text:line-break/><text:span text:style-name="T5">*</text:span>- add the following closure to BeerCompanyController:<text:line-break/> <text:s text:c="3"/><text:span text:style-name="T3">def index = {<text:line-break/> <text:s text:c="7"/>def beerCompanies = BeerCompany.list()<text:line-break/> <text:s text:c="7"/>render(view: 'list', model: [beerCompanyInstanceList: beerCompanies, beerCompanyInstanceTotal: beerCompanies.size()])<text:line-break/> <text:s text:c="3"/>}</text:span><text:line-break/>- when view the page notice the URL and how it corresponds to the closure names in the controller<text:line-break/>- Controllers can also be used to create APIs<text:line-break/><text:span text:style-name="T5">*</text:span>- Create controller <text:span text:style-name="T3">beerapp.api.BeerApiController</text:span><text:line-break/>- a couple ways to marshal JSON/XML<text:line-break/><text:span text:style-name="T5">*</text:span>- put this into Beer domain:<text:line-break/><text:span text:style-name="T3"> <text:s text:c="3"/>Map toMap() {<text:line-break/> <text:s text:c="7"/>return [<text:line-break/> <text:s text:c="15"/>id: id,<text:line-break/> <text:s text:c="15"/>name: name,<text:line-break/> <text:s text:c="15"/>alcoholVolume: alcoholVolume,<text:line-break/> <text:s text:c="15"/>description: description,<text:line-break/> <text:s text:c="15"/>company: company.name<text:line-break/> <text:s text:c="7"/>]<text:line-break/> <text:s text:c="3"/>}</text:span><text:line-break/><text:span text:style-name="T5">*</text:span>- put this into BeerApiController (notice the difference between JSON conversion):<text:line-break/> <text:span text:style-name="T3"><text:s text:c="3"/>def fetch = {<text:line-break/> <text:s text:c="7"/>if(params.id) {<text:line-break/> <text:s text:c="11"/>def beer = Beer.get(params.getLong('id'))<text:line-break/></text:span><text:span text:style-name="T3"> <text:s text:c="11"/>render(beer as JSON)<text:line-break/>// <text:s text:c="11"/>render(beer as XML)<text:line-break/></text:span><text:soft-page-break/><text:span text:style-name="T3"> <text:s text:c="7"/>}<text:line-break/> <text:s text:c="7"/>else {<text:line-break/> <text:s text:c="11"/>def beers = Beer.list()<text:line-break/> <text:s text:c="11"/>render(beers*.toMap() as JSON)<text:line-break/> <text:s text:c="7"/>}<text:line-break/> <text:s text:c="3"/>}</text:span><text:line-break/><text:span text:style-name="T5">*</text:span>- put this into the UrlMappings:<text:line-break/><text:span text:style-name="T3"> <text:s text:c="7"/>name beerApi: "/api/beers/$id?" (controller: "beerApi") {<text:line-break/> <text:s text:c="11"/>action = [GET: "fetch"]<text:line-break/> <text:s text:c="7"/>}<text:line-break/></text:span><text:line-break/><text:line-break/><text:span text:style-name="T1">7. Views</text:span><text:line-break/>- GSP - Grails view technology<text:line-break/>- Very similar to JSP, but Grails specific, adds some niceties<text:line-break/>- Has their own taglib support<text:line-break/>- Can also use JSP taglibs<text:line-break/><text:span text:style-name="T5">*</text:span>- add to bottom of beerCompany/list.gsp<text:line-break/> <text:s text:c="7"/><text:span text:style-name="T3">&lt;g:link mapping="beerApi"&gt;JSON list of Beers&lt;/g:link&gt;</text:span><text:line-break/><text:line-break/>OPTIONAL:<text:line-break/><text:span text:style-name="T5">*</text:span>- add to UrlMappings:<text:line-break/><text:span text:style-name="T3"> <text:s text:c="7"/>name beerCompanyApi: "/api/beer-companies/$id/beers" (controller: "beerApi") {<text:line-break/> <text:s text:c="11"/>action = [GET: "fetchByBeerCompany"]<text:line-break/> <text:s text:c="7"/>}<text:line-break/></text:span><text:span text:style-name="T5">*</text:span>- add to BeerApiController:<text:line-break/><text:span text:style-name="T3"> <text:s text:c="3"/>def fetchByCompany = {<text:line-break/> <text:s text:c="7"/>def company = BeerCompany.get(params.getLong('id'))<text:line-break/> <text:s text:c="7"/>render(Beer.findAllByCompany(company) as JSON)<text:line-break/> <text:s text:c="3"/>}<text:line-break/></text:span><text:span text:style-name="T5">*</text:span>- modify beerCompany/list.gsp<text:line-break/><text:span text:style-name="T3"><text:tab/>&lt;g:link mapping="beerCompanyApi" ...<text:line-break/></text:span><text:line-break/><text:line-break/><text:span text:style-name="T1">8. Services</text:span><text:line-break/>- Meant to house the majority of the application logic and promote code reuse<text:line-break/>- transactional by default<text:line-break/><text:span text:style-name="T5">*</text:span>- create service: <text:span text:style-name="T3">beerapp.BeerCompanyService</text:span><text:line-break/><text:span text:style-name="T5">*</text:span>- add this method:<text:line-break/> <text:span text:style-name="T3"><text:s text:c="3"/>def saveCompany(BeerCompany company) {<text:line-break/> <text:s text:c="7"/>if(company.hops) {<text:line-break/> <text:s text:c="11"/>if(company.hops &lt; 100000) {<text:line-break/> <text:s text:c="15"/>company.rating = 1<text:line-break/> <text:s text:c="11"/>}<text:line-break/> <text:s text:c="11"/>else if(company.hops &gt; 100000 &amp;&amp; company.hops &lt; 400000) {<text:line-break/> <text:s text:c="15"/>company.rating = 2<text:line-break/> <text:s text:c="11"/>}<text:line-break/> <text:s text:c="11"/>else if(company.hops &gt; 400000 &amp;&amp; company.hops &lt; 600000) {<text:line-break/> <text:s text:c="15"/>company.rating = 3<text:line-break/> <text:s text:c="11"/>}<text:line-break/> <text:s text:c="11"/>else if(company.hops &gt; 600000 &amp;&amp; company.hops &lt; 900000) {<text:line-break/> <text:s text:c="15"/>company.rating = 4<text:line-break/> <text:s text:c="11"/>}<text:line-break/> <text:s text:c="11"/>else if(company.hops &gt; 900000) {<text:line-break/> <text:s text:c="15"/>company.rating = 5<text:line-break/> <text:s text:c="11"/>}<text:line-break/></text:span><text:span text:style-name="T3"> <text:s text:c="7"/>}<text:line-break/> <text:s text:c="7"/>return company.save()<text:line-break/></text:span><text:soft-page-break/><text:span text:style-name="T3"> <text:s text:c="3"/>}</text:span><text:line-break/><text:span text:style-name="T5">*</text:span>- add to BeerCompanyController:<text:line-break/><text:span text:style-name="T3"> <text:s text:c="3"/>static scaffold = BeerCompany<text:line-break/> <text:s text:c="3"/>def beerCompanyService<text:line-break/><text:line-break/> <text:s text:c="3"/>def save = {<text:line-break/> <text:s text:c="7"/>BeerCompany company = new BeerCompany(params)<text:line-break/> <text:s text:c="7"/>if(!beerCompanyService.saveCompany(company)) {<text:line-break/> <text:s text:c="11"/>render(view: 'create', model: [beerCompanyInstance: company])<text:line-break/> <text:s text:c="11"/>return<text:line-break/> <text:s text:c="7"/>}<text:line-break/> <text:s text:c="7"/>index()<text:line-break/> <text:s text:c="3"/>}<text:line-break/></text:span><text:line-break/><text:span text:style-name="T5">*</text:span>- modify create.gsp and remove the rating field<text:line-break/><text:span text:style-name="T5">*</text:span>- Through interface add BeerCompany: <text:line-break/><text:tab/>1. put an error in the hops field<text:line-break/><text:tab/>2. Tree Brewing Co, 1000000<text:line-break/>- By default, access to service methods is not synchronized, so nothing prevents concurrent execution of those functions. <text:line-break/>- the service is a singleton and may be used concurrently, you should avoid storing state in a service. <text:line-break/>- If state needs to be tracked, Services can be scoped:<text:line-break/><text:tab/><text:span text:style-name="T4">prototype</text:span> - A new service is created every time it is injected into another class<text:line-break/><text:tab/><text:span text:style-name="T4">request</text:span> - A new service will be created per request<text:line-break/><text:tab/><text:span text:style-name="T4">flash</text:span> - A new service will be created for the current and next request only<text:line-break/><text:tab/><text:span text:style-name="T4">flow</text:span> - In web flows the service will exist for the scope of the flow<text:line-break/><text:tab/><text:span text:style-name="T4">conversation</text:span> - In web flows the service will exist for the scope of the conversation. ie a root flow and its sub flows<text:line-break/><text:tab/><text:span text:style-name="T4">session</text:span> - A service is created for the scope of a user session<text:line-break/><text:tab/><text:span text:style-name="T4">singleton</text:span> (default) - Only one instance of the service ever exists<text:line-break/><text:line-break/><text:span text:style-name="T1">9. Plugins</text:span><text:line-break/>- There's a variety of plugins for Grails, some popular ones:<text:line-break/><text:tab/>- Spring Security<text:line-break/><text:tab/>- Quartz Scheduler<text:line-break/><text:tab/>- Test Coverage<text:line-break/><text:tab/>- etc.<text:line-break/>- Need to be careful with some plugins, they can lack quality/doc<text:line-break/><text:span text:style-name="T5">*</text:span>- run: <text:span text:style-name="T3">install-plugin spring-security-core</text:span><text:line-break/><text:span text:style-name="T5">*</text:span>- run: <text:span text:style-name="T3">grails s2-quickstart beerapp User Role</text:span><text:line-break/><text:span text:style-name="T5">*</text:span>- Show domain classes created, config updated, login views, login</text:p>
      <text:p text:style-name="Standard"><text:s/>controllers<text:line-break/><text:span text:style-name="T5">*</text:span>- run app, show the security prompt from Api Controller<text:line-break/><text:span text:style-name="T5">*</text:span>- Paste security config into Config.groovy:<text:line-break/><text:line-break/><text:span text:style-name="T3">import grails.plugins.springsecurity.SecurityConfigType<text:line-break/><text:line-break/>grails.plugins.springsecurity.password.algorithm = 'MD5'<text:line-break/>grails.plugins.springsecurity.dao.reflectionSaltSourceProperty = 'username'<text:line-break/>grails.plugins.springsecurity.securityConfigType = SecurityConfigType.InterceptUrlMap<text:line-break/>grails.plugins.springsecurity.interceptUrlMap = [<text:line-break/> <text:s text:c="3"/>'/api/**': <text:s text:c="6"/>['ROLE_USER','IS_AUTHENTICATED_REMEMBERED'],<text:line-break/> <text:s text:c="3"/>'/**': <text:s text:c="10"/>['IS_AUTHENTICATED_ANONYMOUSLY'],<text:line-break/>]<text:line-break/></text:span><text:line-break/><text:soft-page-break/><text:span text:style-name="T5">*</text:span>- add to BootStrap.groovy:<text:line-break/><text:line-break/><text:span text:style-name="T3"> <text:s text:c="11"/>Role role = Role.findByAuthority('ROLE_USER')<text:line-break/> <text:s text:c="11"/>if(!role) {<text:line-break/> <text:s text:c="15"/>role = new Role(authority: 'ROLE_USER')<text:line-break/> <text:s text:c="15"/>role.save()<text:line-break/> <text:s text:c="11"/>}<text:line-break/><text:line-break/> <text:s text:c="11"/>User user = User.findByUsername('csmith')<text:line-break/> <text:s text:c="11"/>if(!user) {<text:line-break/> <text:s text:c="15"/>user = new User(username: 'csmith',<text:line-break/> <text:s text:c="23"/>password: springSecurityService.encodePassword('pass', 'csmith'),<text:line-break/> <text:s text:c="23"/>enabled: true)<text:line-break/> <text:s text:c="15"/>user.save()<text:line-break/> <text:s text:c="11"/>}<text:line-break/><text:line-break/> <text:s text:c="11"/>UserRole userRole = UserRole.findByUserAndRole(user, role)<text:line-break/> <text:s text:c="11"/>if(!userRole) {<text:line-break/> <text:s text:c="15"/>userRole = new UserRole(user: user, role: role)<text:line-break/> <text:s text:c="15"/>userRole.save()<text:line-break/> <text:s text:c="11"/>}<text:line-break/></text:span><text:span text:style-name="T5">*</text:span>- restart app, show logon into Api Controller<text:line-break/><text:line-break/><text:span text:style-name="T1">10. Testing</text:span><text:line-break/>- Setup for unit and integration tests<text:line-break/>- Integration tests will haul up all infrastructure for tests<text:line-break/>- Grails has built-in support for mocking Domains, Services, request parameters, etc.<text:line-break/><text:span text:style-name="T5">*</text:span>- show where tests reside and how unit tests are automatically created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hris Smith</meta:initial-creator>
    <meta:creation-date>2011-03-12T14:57:06.22</meta:creation-date>
    <dc:date>2011-03-12T15:23:01</dc:date>
    <meta:editing-duration>PT00H17M43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7" meta:paragraph-count="24" meta:word-count="1505" meta:character-count="12152"/>
  </office:meta>
</office:document-meta>
</file>